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4"/>
        <table:table-column table:style-name="co2" table:default-cell-style-name="ce10"/>
        <table:table-column table:style-name="co2" table:default-cell-style-name="ce14"/>
        <table:table-column table:style-name="co11" table:default-cell-style-name="ce10"/>
        <table:table-column table:style-name="co12" table:default-cell-style-name="ce17"/>
        <table:table-column table:style-name="co13" table:default-cell-style-name="ce17"/>
        <table:table-column table:style-name="co2" table:number-columns-repeated="1009" table:default-cell-style-name="ce4"/>
        <table:table-row table:style-name="ro2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8" table:number-columns-repeated="3"/>
          <table:table-cell table:style-name="ce2"/>
          <table:table-cell table:style-name="ce8"/>
          <table:table-cell table:style-name="ce13"/>
          <table:table-cell table:style-name="ce8"/>
          <table:table-cell table:style-name="ce1" table:number-columns-repeated="2"/>
          <table:table-cell table:style-name="ce2"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8" office:value-type="string">
            <text:p>data_pos</text:p>
          </table:table-cell>
          <table:table-cell table:style-name="ce13" office:value-type="string">
            <text:p>coding</text:p>
          </table:table-cell>
          <table:table-cell table:style-name="ce8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9" office:value-type="string">
            <text:p>0D</text:p>
          </table:table-cell>
          <table:table-cell table:style-name="ce9" office:value-type="string">
            <text:p>29</text:p>
          </table:table-cell>
          <table:table-cell table:style-name="ce9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9" office:value-type="string">
            <text:p>1</text:p>
          </table:table-cell>
          <table:table-cell office:value-type="string">
            <text:p>integer</text:p>
          </table:table-cell>
          <table:table-cell table:style-name="ce9"/>
          <table:table-cell table:style-name="ce16" office:value-type="string">
            <text:p>Hydraulikschema</text:p>
          </table:table-cell>
          <table:table-cell table:style-name="ce16"/>
          <table:table-cell table:style-name="ce3" table:number-columns-repeated="1009"/>
        </table:table-row>
        <table:table-row table:style-name="ro2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9" office:value-type="string">
            <text:p>0D</text:p>
          </table:table-cell>
          <table:table-cell table:style-name="ce9" office:value-type="string">
            <text:p>26</text:p>
          </table:table-cell>
          <table:table-cell table:style-name="ce9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9" office:value-type="string">
            <text:p>1</text:p>
          </table:table-cell>
          <table:table-cell office:value-type="string">
            <text:p>integer</text:p>
          </table:table-cell>
          <table:table-cell table:style-name="ce9"/>
          <table:table-cell table:style-name="ce16" office:value-type="string">
            <text:p>Sprachvariante</text:p>
          </table:table-cell>
          <table:table-cell table:style-name="ce16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 office:value-type="string">
            <text:p>0C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Ferienzeitraum 1 Star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,3,4</text:p>
          </table:table-cell>
          <table:table-cell office:value-type="string">
            <text:p>integer</text:p>
          </table:table-cell>
          <table:table-cell/>
          <table:table-cell office:value-type="string">
            <text:p>Passwort Konfiguration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2-Solltemperatur</text:p>
          </table:table-cell>
          <table:table-cell table:style-name="ce16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2-Vorlauftemperatur</text:p>
          </table:table-cell>
          <table:table-cell table:style-name="ce16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zeit max. bei WW-Anforderung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 table:style-name="Default"/>
          <table:table-cell office:value-type="string">
            <text:p>WW-Zeit max. bei Heizanforder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Temperaturüberhöh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  <table:table-cell office:value-type="string">
            <text:p>97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Frostschutz-Verzögerung (Stunden)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Temperaturfehlererkenn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float" office:value="1.2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aktueller Betriebsstatus</text:p>
          </table:table-cell>
          <table:table-cell office:value-type="string">
            <text:p>0=Aus 1=Heizen 2=WW 3=WW_waehrend_Heizen 4=WW_waehrend_Kuehlen</text:p>
          </table:table-cell>
          <table:table-cell table:number-columns-repeated="1009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8" office:value-type="string">
            <text:p>data_pos</text:p>
          </table:table-cell>
          <table:table-cell table:style-name="ce13" office:value-type="string">
            <text:p>coding</text:p>
          </table:table-cell>
          <table:table-cell table:style-name="ce8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Februa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table:style-name="ce18" office:value-type="string">
            <text:p>Energie Februar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</text:p>
          </table:table-cell>
          <table:table-cell/>
          <table:table-cell table:style-name="ce2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table:style-name="ce12"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 Vorjahr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6" office:value-type="string">
            <text:p>AMU Waermepumpe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8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8" office:value-type="string">
            <text:p>data_pos</text:p>
          </table:table-cell>
          <table:table-cell table:style-name="ce13" office:value-type="string">
            <text:p>coding</text:p>
          </table:table-cell>
          <table:table-cell table:style-name="ce8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Datum</text:p>
          </table:table-cell>
          <table:table-cell office:value-type="string">
            <text:p>02.01.2013 = 02 01 0D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A</text:p>
          </table:table-cell>
          <table:table-cell office:value-type="float" office:value="0">
            <text:p>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Wochentag</text:p>
          </table:table-cell>
          <table:table-cell table:style-name="Default" office:value-type="string">
            <text:p>0=Mo. 1=Di. 2=Mi. …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Zeit</text:p>
          </table:table-cell>
          <table:table-cell office:value-type="string">
            <text:p>Sekunde, Minute, Stunde → 19:01:xx Uhr = xx,01,13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D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aermepumpenstatus</text:p>
          </table:table-cell>
          <table:table-cell office:value-type="string">
            <text:p>3=Heizt gerade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5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Kompressorsperrzei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Zusatzheizung vorhanden</text:p>
          </table:table-cell>
          <table:table-cell office:value-type="string">
            <text:p>4=intern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data2c</text:p>
          </table:table-cell>
          <table:table-cell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data2c</text:p>
          </table:table-cell>
          <table:table-cell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data1b</text:p>
          </table:table-cell>
          <table:table-cell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?</text:p>
          </table:table-cell>
          <table:table-cell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data2c</text:p>
          </table:table-cell>
          <table:table-cell/>
          <table:table-cell office:value-type="string">
            <text:p>Kompressor – Hysterese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?</text:p>
          </table:table-cell>
          <table:table-cell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data2c</text:p>
          </table:table-cell>
          <table:table-cell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0" office:value-type="string">
            <text:p>data2c</text:p>
          </table:table-cell>
          <table:table-cell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data1b</text:p>
          </table:table-cell>
          <table:table-cell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0" office:value-type="string">
            <text:p>?</text:p>
          </table:table-cell>
          <table:table-cell/>
          <table:table-cell office:value-type="string">
            <text:p>Quelle – Vorlaufzeit Quellenpumpe</text:p>
          </table:table-cell>
          <table:table-cell office:value-type="string">
            <text:p>1Minute = 0x78 2Minuten = 0xF0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10"/>
          <table:table-cell table:number-columns-repeated="1012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0" office:value-type="string">
            <text:p>data1b</text:p>
          </table:table-cell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B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Heiz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WW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A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gesamt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9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starts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1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gesamt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2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Heizen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WW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Start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Solepumpenlaufzeit Kühlbetrieb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0" office:value-type="string">
            <text:p>integer</text:p>
          </table:table-cell>
          <table:table-cell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8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Hocheffizenzpumpenstatus</text:p>
          </table:table-cell>
          <table:table-cell office:value-type="string">
            <text:p>0=o.k. 1=error 2=not here</text:p>
          </table:table-cell>
          <table:table-cell table:number-columns-repeated="1009"/>
        </table:table-row>
        <table:table-row table:style-name="ro4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C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ocheffizienzpumpengeschw. %</text:p>
          </table:table-cell>
          <table:table-cell office:value-type="string">
            <text:p>Angabe des PWM-Stauts</text:p>
          </table:table-cell>
          <table:table-cell table:number-columns-repeated="1009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Pumpensollwert in% beim Heizen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Bivalenzmodus</text:p>
          </table:table-cell>
          <table:table-cell table:number-columns-repeated="1010"/>
        </table:table-row>
        <table:table-row table:style-name="ro4" table:number-rows-repeated="7">
          <table:table-cell table:number-columns-repeated="1024"/>
        </table:table-row>
        <table:table-row table:style-name="ro4" table:number-rows-repeated="16">
          <table:table-cell table:style-name="ce5" table:number-columns-repeated="2"/>
          <table:table-cell table:number-columns-repeated="11"/>
          <table:table-cell table:style-name="Default"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8">
          <table:table-cell table:style-name="ce5" table:number-columns-repeated="2"/>
          <table:table-cell table:number-columns-repeated="11"/>
          <table:table-cell table:style-name="Default" table:number-columns-repeated="2"/>
          <table:table-cell table:number-columns-repeated="1009"/>
        </table:table-row>
        <table:table-row table:style-name="ro4" table:number-rows-repeated="4">
          <table:table-cell table:style-name="ce5" table:number-columns-repeated="13"/>
          <table:table-cell table:style-name="Default" table:number-columns-repeated="2"/>
          <table:table-cell table:number-columns-repeated="1009"/>
        </table:table-row>
        <table:table-row table:style-name="ro4" table:number-rows-repeated="15">
          <table:table-cell table:number-columns-repeated="1024"/>
        </table:table-row>
        <table:table-row table:style-name="ro4" table:number-rows-repeated="27">
          <table:table-cell table:style-name="ce7" table:number-columns-repeated="6"/>
          <table:table-cell table:style-name="ce11" table:number-columns-repeated="3"/>
          <table:table-cell table:style-name="ce7"/>
          <table:table-cell table:style-name="ce11"/>
          <table:table-cell table:style-name="ce15"/>
          <table:table-cell table:style-name="ce11"/>
          <table:table-cell table:number-columns-repeated="1011"/>
        </table:table-row>
        <table:table-row table:style-name="ro4" table:number-rows-repeated="653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.01.2013</text:date>, <text:time>20:2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02T20:21:06</dc:date>
    <dc:creator>Mirko Hirsch</dc:creator>
    <meta:editing-duration>PT10H44M54S</meta:editing-duration>
    <meta:editing-cycles>17</meta:editing-cycles>
    <meta:generator>OpenOffice.org/3.4.1$Unix OpenOffice.org_project/341m1$Build-9593</meta:generator>
    <meta:document-statistic meta:table-count="3" meta:cell-count="1049" meta:object-count="0"/>
  </office:meta>
</office:document-meta>
</file>